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adcf7" draw:fill-color="#aadcf7" draw:textarea-horizontal-align="justify" draw:textarea-vertical-align="middle" draw:auto-grow-height="false" fo:min-height="1.75cm" fo:min-width="3.4cm"/>
    </style:style>
    <style:style style:name="gr2" style:family="graphic" style:parent-style-name="standard">
      <style:graphic-properties svg:stroke-color="#aadcf7" draw:fill-color="#aadcf7" draw:textarea-horizontal-align="justify" draw:textarea-vertical-align="middle" draw:auto-grow-height="false" fo:min-height="1.164cm" fo:min-width="0.914cm"/>
    </style:style>
    <style:style style:name="gr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aadcf7" draw:fill-color="#aadcf7" draw:textarea-horizontal-align="justify" draw:textarea-vertical-align="middle" draw:auto-grow-height="false" fo:min-height="4.75cm" fo:min-width="3.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aadcf7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aadcf7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9cm" svg:height="2cm" svg:x="8.8cm" svg:y="3cm">
          <text:p text:style-name="P1">floor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cm" svg:height="2cm" svg:x="12.5cm" svg:y="5.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12.7cm" svg:y1="4cm" svg:x2="13.5cm" svg:y2="5.1cm" draw:start-shape="id1" draw:start-glue-point="1" draw:end-shape="id2" draw:end-glue-point="4" svg:d="M12700 4000h800v1100" svg:viewBox="0 0 801 1101">
          <text:p/>
        </draw:connector>
        <draw:frame draw:style-name="gr4" draw:text-style-name="P4" xml:id="id3" draw:id="id3" draw:layer="layout" svg:width="5.971cm" svg:height="0.954cm" svg:x="1.4cm" svg:y="3.52cm">
          <draw:text-box>
            <text:p>coeff_addr [nb+4:0]</text:p>
          </draw:text-box>
        </draw:frame>
        <draw:connector draw:style-name="gr5" draw:text-style-name="P3" draw:layer="layout" svg:x1="7.371cm" svg:y1="3.997cm" svg:x2="8.8cm" svg:y2="4cm" draw:start-shape="id3" draw:start-glue-point="1" draw:end-shape="id1" svg:d="M7371 3997h714v3h715" svg:viewBox="0 0 1430 4">
          <text:p/>
        </draw:connector>
        <draw:connector draw:style-name="gr5" draw:text-style-name="P3" draw:layer="layout" draw:line-skew="-2.235cm" svg:x1="7.371cm" svg:y1="3.997cm" svg:x2="12.5cm" svg:y2="6.1cm" draw:start-shape="id3" draw:start-glue-point="1" draw:end-shape="id2" svg:d="M7371 3997h329v2103h4800" svg:viewBox="0 0 5130 2104">
          <text:p/>
        </draw:connector>
        <draw:frame draw:style-name="gr6" draw:text-style-name="P4" draw:layer="layout" svg:width="0.714cm" svg:height="0.954cm" svg:x="13.686cm" svg:y="4.3cm">
          <draw:text-box>
            <text:p>-</text:p>
          </draw:text-box>
        </draw:frame>
        <draw:frame draw:style-name="gr4" draw:text-style-name="P4" draw:layer="layout" svg:width="6.242cm" svg:height="0.954cm" svg:x="17.058cm" svg:y="2.946cm">
          <draw:text-box>
            <text:p>rom_addr_a [nb-1:0]</text:p>
          </draw:text-box>
        </draw:frame>
        <draw:custom-shape draw:style-name="gr2" draw:text-style-name="P2" xml:id="id5" draw:id="id5" draw:layer="layout" svg:width="2cm" svg:height="2cm" svg:x="15cm" svg:y="5.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" draw:id="id4" draw:layer="layout" svg:width="1.277cm" svg:height="0.954cm" svg:x="15.38cm" svg:y="7.85cm">
          <draw:text-box>
            <text:p>“1”</text:p>
          </draw:text-box>
        </draw:frame>
        <draw:connector draw:style-name="gr7" draw:text-style-name="P3" draw:layer="layout" svg:x1="16.018cm" svg:y1="7.85cm" svg:x2="16cm" svg:y2="7.1cm" draw:start-shape="id4" draw:start-glue-point="0" draw:end-shape="id5" draw:end-glue-point="8" svg:d="M16018 7850v-374h-18v-376" svg:viewBox="0 0 19 751">
          <text:p/>
        </draw:connector>
        <draw:connector draw:style-name="gr3" draw:text-style-name="P3" xml:id="id7" draw:id="id7" draw:layer="layout" svg:x1="12.7cm" svg:y1="4cm" svg:x2="16cm" svg:y2="5.1cm" draw:start-shape="id1" draw:start-glue-point="1" draw:end-shape="id5" draw:end-glue-point="4" svg:d="M12700 4000h3300v1100" svg:viewBox="0 0 3301 1101">
          <text:p/>
        </draw:connector>
        <draw:frame draw:style-name="gr4" draw:text-style-name="P4" draw:layer="layout" svg:width="6.242cm" svg:height="0.954cm" svg:x="17.058cm" svg:y="5.1cm">
          <draw:text-box>
            <text:p>rom_addr_b [nb-1:0]</text:p>
          </draw:text-box>
        </draw:frame>
        <draw:custom-shape draw:style-name="gr8" draw:text-style-name="P5" xml:id="id6" draw:id="id6" draw:layer="layout" svg:width="4.1cm" svg:height="5cm" svg:x="23.3cm" svg:y="3cm">
          <draw:glue-point draw:id="4" svg:x="-5.002cm" svg:y="1.2cm"/>
          <draw:glue-point draw:id="5" svg:x="-5.002cm" svg:y="-3cm"/>
          <draw:glue-point draw:id="6" svg:x="5.002cm" svg:y="-3cm"/>
          <draw:glue-point draw:id="7" svg:x="5.002cm" svg:y="1.2cm"/>
          <text:p text:style-name="P1"><text:span text:style-name="T1">ROM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7cm" svg:y1="6.1cm" svg:x2="23.3cm" svg:y2="6.1cm" draw:start-shape="id5" draw:start-glue-point="10" draw:end-shape="id6" draw:end-glue-point="4" svg:d="M17000 6100h6300" svg:viewBox="0 0 6301 1">
          <text:p/>
        </draw:connector>
        <draw:connector draw:style-name="gr3" draw:text-style-name="P3" draw:layer="layout" svg:x1="16cm" svg:y1="4cm" svg:x2="23.3cm" svg:y2="4cm" draw:start-shape="id7" draw:start-glue-point="0" draw:end-shape="id6" draw:end-glue-point="5" svg:d="M16000 4000h7300" svg:viewBox="0 0 7301 1">
          <text:p/>
        </draw:connector>
        <draw:custom-shape draw:style-name="gr2" draw:text-style-name="P2" xml:id="id11" draw:id="id11" draw:layer="layout" svg:width="2cm" svg:height="2cm" svg:x="12.5cm" svg:y="9.1cm">
          <text:p text:style-name="P1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2cm" svg:height="2cm" svg:x="20cm" svg:y="9.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2cm" svg:height="2cm" svg:x="20cm" svg:y="13.1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2cm" svg:height="2cm" svg:x="20cm" svg:y="16cm">
          <text:p text:style-name="P1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21cm" svg:y1="15.1cm" svg:x2="21cm" svg:y2="16cm" draw:start-shape="id8" draw:start-glue-point="8" draw:end-shape="id9" draw:end-glue-point="4" svg:d="M21000 15100v900" svg:viewBox="0 0 1 901">
          <text:p/>
        </draw:connector>
        <draw:connector draw:style-name="gr3" draw:text-style-name="P3" draw:layer="layout" svg:x1="20cm" svg:y1="10.1cm" svg:x2="14.5cm" svg:y2="10.1cm" draw:start-shape="id10" draw:start-glue-point="6" draw:end-shape="id11" draw:end-glue-point="10" svg:d="M20000 10100h-5500" svg:viewBox="0 0 5501 1">
          <text:p/>
        </draw:connector>
        <draw:connector draw:style-name="gr3" draw:text-style-name="P3" draw:layer="layout" draw:line-skew="0.599cm 1.55cm" svg:x1="27.4cm" svg:y1="4cm" svg:x2="21cm" svg:y2="13.1cm" draw:start-shape="id6" draw:start-glue-point="6" draw:end-shape="id8" draw:end-glue-point="4" svg:d="M27400 4000h1100v8100h-7500v1000" svg:viewBox="0 0 7501 9101">
          <text:p/>
        </draw:connector>
        <draw:connector draw:style-name="gr3" draw:text-style-name="P3" draw:layer="layout" draw:line-skew="0.599cm 0.498cm" svg:x1="27.4cm" svg:y1="4cm" svg:x2="21cm" svg:y2="11.1cm" draw:start-shape="id6" draw:start-glue-point="6" draw:end-shape="id10" draw:end-glue-point="8" svg:d="M27400 4000h1100v8100h-7500v-1000" svg:viewBox="0 0 7501 8101">
          <text:p/>
        </draw:connector>
        <draw:connector draw:style-name="gr3" draw:text-style-name="P3" draw:layer="layout" draw:line-skew="0cm -0.35cm" svg:x1="27.4cm" svg:y1="6.1cm" svg:x2="21cm" svg:y2="9.1cm" draw:start-shape="id6" draw:start-glue-point="7" draw:end-shape="id10" draw:end-glue-point="4" svg:d="M27400 6100h501v2100h-6901v900" svg:viewBox="0 0 6902 3001">
          <text:p/>
        </draw:connector>
        <draw:frame draw:style-name="gr4" draw:text-style-name="P4" draw:layer="layout" svg:width="0.714cm" svg:height="0.954cm" svg:x="21.186cm" svg:y="11cm">
          <draw:text-box>
            <text:p>-</text:p>
          </draw:text-box>
        </draw:frame>
        <draw:connector draw:style-name="gr5" draw:text-style-name="P3" draw:layer="layout" svg:x1="13.5cm" svg:y1="7.1cm" svg:x2="13.5cm" svg:y2="9.1cm" draw:start-shape="id2" draw:start-glue-point="8" draw:end-shape="id11" draw:end-glue-point="4" svg:d="M13500 7100v2000" svg:viewBox="0 0 1 2001">
          <text:p/>
        </draw:connector>
        <draw:connector draw:style-name="gr5" draw:text-style-name="P3" draw:layer="layout" svg:x1="13.5cm" svg:y1="11.1cm" svg:x2="20cm" svg:y2="14.1cm" draw:start-shape="id11" draw:start-glue-point="8" draw:end-shape="id8" draw:end-glue-point="6" svg:d="M13500 11100v3000h6500" svg:viewBox="0 0 6501 3001">
          <text:p/>
        </draw:connector>
        <draw:frame draw:style-name="gr4" draw:text-style-name="P4" xml:id="id12" draw:id="id12" draw:layer="layout" svg:width="4.731cm" svg:height="0.954cm" svg:x="1.9cm" svg:y="16.52cm">
          <draw:text-box>
            <text:p>h_step [nb-1:0]</text:p>
          </draw:text-box>
        </draw:frame>
        <draw:connector draw:style-name="gr3" draw:text-style-name="P3" draw:layer="layout" svg:x1="6.631cm" svg:y1="16.997cm" svg:x2="20cm" svg:y2="17cm" draw:start-shape="id12" draw:start-glue-point="1" draw:end-shape="id9" draw:end-glue-point="6" svg:d="M6631 16997h6684v3h6685" svg:viewBox="0 0 13370 4">
          <text:p/>
        </draw:connector>
        <draw:frame draw:style-name="gr4" draw:text-style-name="P4" draw:layer="layout" svg:width="4.363cm" svg:height="0.954cm" svg:x="8.937cm" svg:y="7.446cm">
          <draw:text-box>
            <text:p>delta [nb+4:0]</text:p>
          </draw:text-box>
        </draw:frame>
        <draw:frame draw:style-name="gr4" draw:text-style-name="P4" draw:layer="layout" svg:width="3.533cm" svg:height="0.954cm" svg:x="15.9cm" svg:y="10.246cm">
          <draw:text-box>
            <text:p>dh [nb-1:0]</text:p>
          </draw:text-box>
        </draw:frame>
        <draw:frame draw:style-name="gr9" draw:text-style-name="P4" draw:layer="layout" svg:width="5cm" svg:height="0.954cm" svg:x="23cm" svg:y="11.046cm">
          <draw:text-box>
            <text:p>rom_a <text:s/>[nb-1:0]</text:p>
          </draw:text-box>
        </draw:frame>
        <draw:frame draw:style-name="gr4" draw:text-style-name="P4" draw:layer="layout" svg:width="4.625cm" svg:height="0.954cm" svg:x="23.1cm" svg:y="8.646cm">
          <draw:text-box>
            <text:p>rom_b [nb-1:0]</text:p>
          </draw:text-box>
        </draw:frame>
        <draw:frame draw:style-name="gr4" draw:text-style-name="P4" xml:id="id13" draw:id="id13" draw:layer="layout" svg:width="4.193cm" svg:height="0.954cm" svg:x="24.307cm" svg:y="16.53cm">
          <draw:text-box>
            <text:p>coeff [nb-1:0]</text:p>
          </draw:text-box>
        </draw:frame>
        <draw:connector draw:style-name="gr3" draw:text-style-name="P3" draw:layer="layout" svg:x1="22cm" svg:y1="17cm" svg:x2="24.307cm" svg:y2="17.007cm" draw:start-shape="id9" draw:start-glue-point="10" draw:end-shape="id13" draw:end-glue-point="3" svg:d="M22000 17000h1155v7h1152" svg:viewBox="0 0 2308 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8T11:44:46.368160578</meta:creation-date>
    <dc:date>2019-11-20T15:06:17.975929680</dc:date>
    <meta:editing-duration>PT17M52S</meta:editing-duration>
    <meta:editing-cycles>6</meta:editing-cycles>
    <meta:generator>LibreOffice/5.3.6.1$Linux_X86_64 LibreOffice_project/30$Build-1</meta:generator>
    <meta:document-statistic meta:object-count="36"/>
  </office:meta>
</office:document-meta>
</file>